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1" svg:font-family="'Droid Sans Fallback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background-color="#ffff00"/>
    </style:style>
    <style:style style:name="P3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P4" style:family="paragraph" style:parent-style-name="Standard" style:list-style-name="WW8Num1"/>
    <style:style style:name="P5" style:family="paragraph" style:parent-style-name="Standard" style:list-style-name="WW8Num1">
      <style:text-properties fo:background-color="#ffff00"/>
    </style:style>
    <style:style style:name="P6" style:family="paragraph" style:parent-style-name="Standard" style:list-style-name="WW8Num2">
      <style:text-properties fo:background-color="#ffff00"/>
    </style:style>
    <style:style style:name="P7" style:family="paragraph" style:parent-style-name="Standard" style:list-style-name="WW8Num4">
      <style:text-properties fo:background-color="#ffff00"/>
    </style:style>
    <style:style style:name="P8" style:family="paragraph" style:parent-style-name="Standard" style:list-style-name="WW8Num7">
      <style:text-properties fo:background-color="#ffff00"/>
    </style:style>
    <style:style style:name="P9" style:family="paragraph" style:parent-style-name="Standard" style:list-style-name="WW8Num6">
      <style:text-properties fo:background-color="#ffff00"/>
    </style:style>
    <style:style style:name="P10" style:family="paragraph" style:parent-style-name="Standard" style:list-style-name="WW8Num2"/>
    <style:style style:name="P11" style:family="paragraph" style:parent-style-name="Standard" style:list-style-name="WW8Num3"/>
    <style:style style:name="P12" style:family="paragraph" style:parent-style-name="Standard" style:list-style-name="WW8Num4"/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 style:list-style-name="WW8Num7"/>
    <style:style style:name="P15" style:family="paragraph" style:parent-style-name="Standard" style:list-style-name="WW8Num6"/>
    <style:style style:name="P16" style:family="paragraph" style:parent-style-name="Standard" style:list-style-name="WW8Num5"/>
    <style:style style:name="P1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background-color="#ffff00"/>
    </style:style>
    <style:style style:name="T2" style:family="text">
      <style:text-properties style:font-name-asian="Liberation Serif1" style:font-name-complex="Liberation Seri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jemplo de errores:</text:p>
      <text:p text:style-name="Standard"/>
      <text:p text:style-name="P1"/>
      <text:list xml:id="list13278100611" text:style-name="WW8Num1">
        <text:list-item>
          <text:p text:style-name="P4">program x; </text:p>
        </text:list-item>
        <text:list-item>
          <text:p text:style-name="P4">var </text:p>
        </text:list-item>
        <text:list-item>
          <text:p text:style-name="P5">resultado, contador : int </text:p>
        </text:list-item>
        <text:list-item>
          <text:p text:style-name="P4">uno : int; </text:p>
        </text:list-item>
        <text:list-item>
          <text:p text:style-name="P4">y : bool; </text:p>
        </text:list-item>
        <text:list-item>
          <text:p text:style-name="P4"/>
        </text:list-item>
        <text:list-item>
          <text:p text:style-name="P4">function suma(op1:int, op2:int) : int </text:p>
        </text:list-item>
        <text:list-item>
          <text:p text:style-name="P4"><text:tab/>var resultado:int; </text:p>
        </text:list-item>
        <text:list-item>
          <text:p text:style-name="P4">{ </text:p>
        </text:list-item>
        <text:list-item>
          <text:p text:style-name="P4"><text:tab/>resultado=op1+op2; </text:p>
        </text:list-item>
        <text:list-item>
          <text:p text:style-name="P4"><text:tab/>ret resultado </text:p>
        </text:list-item>
        <text:list-item>
          <text:p text:style-name="P4">}; </text:p>
        </text:list-item>
        <text:list-item>
          <text:p text:style-name="P4">begin </text:p>
        </text:list-item>
        <text:list-item>
          <text:p text:style-name="P4"/>
        </text:list-item>
        <text:list-item>
          <text:p text:style-name="P4">resultado=contador+suma(4*4,5); </text:p>
        </text:list-item>
        <text:list-item>
          <text:p text:style-name="P4">uno=20; </text:p>
        </text:list-item>
        <text:list-item>
          <text:p text:style-name="P4">if (uno&lt;=resultado) </text:p>
        </text:list-item>
        <text:list-item>
          <text:p text:style-name="P4">{ </text:p>
        </text:list-item>
        <text:list-item>
          <text:p text:style-name="P4"><text:span text:style-name="T2"><text:s/></text:span>print ("Resultado",4);<text:tab/> </text:p>
        </text:list-item>
        <text:list-item>
          <text:p text:style-name="P4">} </text:p>
        </text:list-item>
        <text:list-item>
          <text:p text:style-name="P4">else </text:p>
        </text:list-item>
        <text:list-item>
          <text:p text:style-name="P4">{ </text:p>
        </text:list-item>
        <text:list-item>
          <text:p text:style-name="P4"><text:span text:style-name="T2"><text:s/></text:span>print("Resultado",3); </text:p>
        </text:list-item>
        <text:list-item>
          <text:p text:style-name="P4">} </text:p>
        </text:list-item>
        <text:list-item>
          <text:p text:style-name="P4">end</text:p>
        </text:list-item>
      </text:list>
      <text:p text:style-name="Standard"/>
      <text:p text:style-name="P1">Console:</text:p>
      <text:p text:style-name="Standard">Parse error on line 4! <text:s/>Message: syntax error, unexpected ENDL, expecting ';' </text:p>
      <text:p text:style-name="Standard"/>
      <text:list xml:id="list866095829" text:style-name="WW8Num2">
        <text:list-item>
          <text:p text:style-name="P10">program x;</text:p>
        </text:list-item>
        <text:list-item>
          <text:p text:style-name="P10">var </text:p>
        </text:list-item>
        <text:list-item>
          <text:p text:style-name="P10">resultado, contador : int;</text:p>
        </text:list-item>
        <text:list-item>
          <text:p text:style-name="P10">uno : int;</text:p>
        </text:list-item>
        <text:list-item>
          <text:p text:style-name="P10">y : bool;</text:p>
        </text:list-item>
        <text:list-item>
          <text:p text:style-name="P6">resultado :int;</text:p>
        </text:list-item>
      </text:list>
      <text:p text:style-name="P2"/>
      <text:list xml:id="list197809946" text:continue-numbering="true" text:style-name="WW8Num2">
        <text:list-item>
          <text:p text:style-name="P10"/>
        </text:list-item>
        <text:list-item>
          <text:p text:style-name="P10">function suma(op1:int, op2:int) : int</text:p>
        </text:list-item>
        <text:list-item>
          <text:p text:style-name="P10"><text:tab/>var resultado:int;</text:p>
        </text:list-item>
        <text:list-item>
          <text:p text:style-name="P10">{</text:p>
        </text:list-item>
        <text:list-item>
          <text:p text:style-name="P10"><text:tab/>resultado=op1+op2;</text:p>
        </text:list-item>
        <text:list-item>
          <text:p text:style-name="P10"><text:tab/>ret resultado</text:p>
        </text:list-item>
        <text:list-item>
          <text:p text:style-name="P10">};</text:p>
        </text:list-item>
        <text:list-item>
          <text:p text:style-name="P10">begin</text:p>
        </text:list-item>
      </text:list>
      <text:p text:style-name="Standard"/>
      <text:list xml:id="list665705372" text:continue-numbering="true" text:style-name="WW8Num2">
        <text:list-item>
          <text:p text:style-name="P10"/>
        </text:list-item>
        <text:list-item>
          <text:p text:style-name="P10"><text:soft-page-break/>resultado=contador+suma(4*4,5);</text:p>
        </text:list-item>
        <text:list-item>
          <text:p text:style-name="P10">uno=20;</text:p>
        </text:list-item>
        <text:list-item>
          <text:p text:style-name="P10">if (uno&lt;=resultado)</text:p>
        </text:list-item>
        <text:list-item>
          <text:p text:style-name="P10">{</text:p>
        </text:list-item>
        <text:list-item>
          <text:p text:style-name="P10"><text:span text:style-name="T2"><text:s/></text:span>print ("Resultado",4);<text:tab/></text:p>
        </text:list-item>
        <text:list-item>
          <text:p text:style-name="P10">}</text:p>
        </text:list-item>
        <text:list-item>
          <text:p text:style-name="P10">else</text:p>
        </text:list-item>
        <text:list-item>
          <text:p text:style-name="P10">{</text:p>
        </text:list-item>
        <text:list-item>
          <text:p text:style-name="P10"><text:span text:style-name="T2"><text:s/></text:span>print("Resultado",3);</text:p>
        </text:list-item>
        <text:list-item>
          <text:p text:style-name="P10">}</text:p>
        </text:list-item>
        <text:list-item>
          <text:p text:style-name="P10">end</text:p>
        </text:list-item>
      </text:list>
      <text:p text:style-name="Standard"/>
      <text:p text:style-name="Standard"/>
      <text:p text:style-name="Standard"/>
      <text:p text:style-name="P1">Console:</text:p>
      <text:p text:style-name="Standard">Redeclaration Variable on line: 6</text:p>
      <text:list xml:id="list2150339721" text:style-name="WW8Num3">
        <text:list-item>
          <text:p text:style-name="P11">program x;</text:p>
        </text:list-item>
        <text:list-item>
          <text:p text:style-name="P11">var </text:p>
        </text:list-item>
        <text:list-item>
          <text:p text:style-name="P11">resultado, contador : int;</text:p>
        </text:list-item>
        <text:list-item>
          <text:p text:style-name="P11">uno : int;</text:p>
        </text:list-item>
        <text:list-item>
          <text:p text:style-name="P11">y : bool;</text:p>
        </text:list-item>
      </text:list>
      <text:p text:style-name="Standard"/>
      <text:list xml:id="list1472703477" text:continue-numbering="true" text:style-name="WW8Num3">
        <text:list-item>
          <text:p text:style-name="P11"/>
        </text:list-item>
        <text:list-item>
          <text:p text:style-name="P11">function suma(<text:span text:style-name="T1">op1:int, op2:char</text:span>) : int</text:p>
        </text:list-item>
        <text:list-item>
          <text:p text:style-name="P11"><text:tab/>var resultado:int;</text:p>
        </text:list-item>
        <text:list-item>
          <text:p text:style-name="P11">{</text:p>
        </text:list-item>
        <text:list-item>
          <text:p text:style-name="P11"><text:tab/><text:span text:style-name="T1">resultado=op1+op2;</text:span></text:p>
        </text:list-item>
        <text:list-item>
          <text:p text:style-name="P11"><text:tab/>ret resultado</text:p>
        </text:list-item>
        <text:list-item>
          <text:p text:style-name="P11">};</text:p>
        </text:list-item>
        <text:list-item>
          <text:p text:style-name="P11">begin</text:p>
        </text:list-item>
      </text:list>
      <text:p text:style-name="Standard"/>
      <text:list xml:id="list1467075708" text:continue-numbering="true" text:style-name="WW8Num3">
        <text:list-item>
          <text:p text:style-name="P11"/>
        </text:list-item>
        <text:list-item>
          <text:p text:style-name="P11">resultado=contador+suma(4*4,5);</text:p>
        </text:list-item>
        <text:list-item>
          <text:p text:style-name="P11">uno=20;</text:p>
        </text:list-item>
        <text:list-item>
          <text:p text:style-name="P11">if (uno&lt;=resultado)</text:p>
        </text:list-item>
        <text:list-item>
          <text:p text:style-name="P11">{</text:p>
        </text:list-item>
        <text:list-item>
          <text:p text:style-name="P11"><text:span text:style-name="T2"><text:s/></text:span>print ("Resultado",4);<text:tab/></text:p>
        </text:list-item>
        <text:list-item>
          <text:p text:style-name="P11">}</text:p>
        </text:list-item>
        <text:list-item>
          <text:p text:style-name="P11">else</text:p>
        </text:list-item>
        <text:list-item>
          <text:p text:style-name="P11">{</text:p>
        </text:list-item>
        <text:list-item>
          <text:p text:style-name="P11"><text:span text:style-name="T2"><text:s/></text:span>print("Resultado",3);</text:p>
        </text:list-item>
        <text:list-item>
          <text:p text:style-name="P11">}</text:p>
        </text:list-item>
        <text:list-item>
          <text:p text:style-name="P11">end</text:p>
        </text:list-item>
      </text:list>
      <text:p text:style-name="Standard"/>
      <text:p text:style-name="P1">Console:</text:p>
      <text:p text:style-name="Standard">Invalid Operation! line number:10</text:p>
      <text:p text:style-name="Standard"/>
      <text:p text:style-name="Standard"/>
      <text:list xml:id="list2034686753" text:style-name="WW8Num4">
        <text:list-item>
          <text:p text:style-name="P12">program x;</text:p>
        </text:list-item>
        <text:list-item>
          <text:p text:style-name="P12"><text:soft-page-break/>var </text:p>
        </text:list-item>
        <text:list-item>
          <text:p text:style-name="P12">resultado, contador : int;</text:p>
        </text:list-item>
        <text:list-item>
          <text:p text:style-name="P12">uno : int;</text:p>
        </text:list-item>
        <text:list-item>
          <text:p text:style-name="P12">y : bool;</text:p>
        </text:list-item>
      </text:list>
      <text:p text:style-name="Standard"/>
      <text:list xml:id="list1937313541" text:continue-numbering="true" text:style-name="WW8Num4">
        <text:list-item>
          <text:p text:style-name="P12"/>
        </text:list-item>
        <text:list-item>
          <text:p text:style-name="P12">function suma(op1:int, op2:int) : int</text:p>
        </text:list-item>
        <text:list-item>
          <text:p text:style-name="P12"><text:tab/>var resultado:int;</text:p>
        </text:list-item>
        <text:list-item>
          <text:p text:style-name="P12">{</text:p>
        </text:list-item>
        <text:list-item>
          <text:p text:style-name="P12"><text:tab/>resultado=op1+op2;</text:p>
        </text:list-item>
        <text:list-item>
          <text:p text:style-name="P12"><text:tab/>ret resultado</text:p>
        </text:list-item>
        <text:list-item>
          <text:p text:style-name="P12">};</text:p>
        </text:list-item>
      </text:list>
      <text:p text:style-name="Standard"/>
      <text:list xml:id="list1473103052" text:continue-numbering="true" text:style-name="WW8Num4">
        <text:list-item>
          <text:p text:style-name="P12"/>
        </text:list-item>
      </text:list>
      <text:p text:style-name="Standard"/>
      <text:list xml:id="list376404752" text:continue-numbering="true" text:style-name="WW8Num4">
        <text:list-item>
          <text:p text:style-name="P12"/>
        </text:list-item>
        <text:list-item>
          <text:p text:style-name="P12">begin</text:p>
        </text:list-item>
      </text:list>
      <text:p text:style-name="Standard"/>
      <text:list xml:id="list590600843" text:continue-numbering="true" text:style-name="WW8Num4">
        <text:list-item>
          <text:p text:style-name="P12"/>
        </text:list-item>
        <text:list-item>
          <text:p text:style-name="P7">resultado=contador+suma(4*4,'a');</text:p>
        </text:list-item>
        <text:list-item>
          <text:p text:style-name="P12">uno=20;</text:p>
        </text:list-item>
        <text:list-item>
          <text:p text:style-name="P12">if (uno&lt;=resultado)</text:p>
        </text:list-item>
        <text:list-item>
          <text:p text:style-name="P12">{</text:p>
        </text:list-item>
        <text:list-item>
          <text:p text:style-name="P12"><text:span text:style-name="T2"><text:s/></text:span>print ("Resultado",4);<text:tab/></text:p>
        </text:list-item>
        <text:list-item>
          <text:p text:style-name="P12">}</text:p>
        </text:list-item>
        <text:list-item>
          <text:p text:style-name="P12">else</text:p>
        </text:list-item>
        <text:list-item>
          <text:p text:style-name="P12">{</text:p>
        </text:list-item>
        <text:list-item>
          <text:p text:style-name="P12"><text:span text:style-name="T2"><text:s/></text:span>print("Resultado",3);</text:p>
        </text:list-item>
        <text:list-item>
          <text:p text:style-name="P12">}</text:p>
        </text:list-item>
        <text:list-item>
          <text:p text:style-name="P12">end</text:p>
        </text:list-item>
      </text:list>
      <text:p text:style-name="Standard"/>
      <text:p text:style-name="P1">Console:</text:p>
      <text:p text:style-name="Standard"/>
      <text:p text:style-name="Standard">Wrong parameters! on line number:17</text:p>
      <text:p text:style-name="Standard"/>
      <text:p text:style-name="Standard"/>
      <text:p text:style-name="Standard"/>
      <text:list xml:id="list109013707" text:style-name="WW8Num7">
        <text:list-item>
          <text:p text:style-name="P14">program x;</text:p>
        </text:list-item>
        <text:list-item>
          <text:p text:style-name="P14">var </text:p>
        </text:list-item>
        <text:list-item>
          <text:p text:style-name="P14">resultado, contador : int;</text:p>
        </text:list-item>
        <text:list-item>
          <text:p text:style-name="P14">uno : int;</text:p>
        </text:list-item>
        <text:list-item>
          <text:p text:style-name="P14">y : bool;</text:p>
        </text:list-item>
        <text:list-item>
          <text:p text:style-name="P14">function suma(op1:int, op2:int) : int</text:p>
        </text:list-item>
        <text:list-item>
          <text:p text:style-name="P14"><text:tab/>var resultado:int;</text:p>
        </text:list-item>
        <text:list-item>
          <text:p text:style-name="P14">{</text:p>
        </text:list-item>
        <text:list-item>
          <text:p text:style-name="P14"><text:tab/>resultado=op1+op2;</text:p>
        </text:list-item>
        <text:list-item>
          <text:p text:style-name="P14"><text:tab/>ret resultado</text:p>
        </text:list-item>
        <text:list-item>
          <text:p text:style-name="P14">};</text:p>
        </text:list-item>
      </text:list>
      <text:p text:style-name="Standard"/>
      <text:p text:style-name="Standard"><text:soft-page-break/></text:p>
      <text:list xml:id="list561707717" text:continue-numbering="true" text:style-name="WW8Num7">
        <text:list-item>
          <text:p text:style-name="P14"/>
        </text:list-item>
        <text:list-item>
          <text:p text:style-name="P14">begin</text:p>
        </text:list-item>
      </text:list>
      <text:p text:style-name="Standard"/>
      <text:list xml:id="list742651489" text:continue-numbering="true" text:style-name="WW8Num7">
        <text:list-item>
          <text:p text:style-name="P14"/>
        </text:list-item>
        <text:list-item>
          <text:p text:style-name="P8">resultado=contador+suma(4*4,5,8);</text:p>
        </text:list-item>
        <text:list-item>
          <text:p text:style-name="P14">uno=20;</text:p>
        </text:list-item>
        <text:list-item>
          <text:p text:style-name="P14">if (uno&lt;=resultado)</text:p>
        </text:list-item>
        <text:list-item>
          <text:p text:style-name="P14">{</text:p>
        </text:list-item>
        <text:list-item>
          <text:p text:style-name="P14"><text:span text:style-name="T2"><text:s/></text:span>print ("Resultado",4);<text:tab/></text:p>
        </text:list-item>
        <text:list-item>
          <text:p text:style-name="P14">}</text:p>
        </text:list-item>
        <text:list-item>
          <text:p text:style-name="P14">else</text:p>
        </text:list-item>
        <text:list-item>
          <text:p text:style-name="P14">{</text:p>
        </text:list-item>
        <text:list-item>
          <text:p text:style-name="P14"><text:span text:style-name="T2"><text:s/></text:span>print("Resultado",3);</text:p>
        </text:list-item>
        <text:list-item>
          <text:p text:style-name="P14">}</text:p>
        </text:list-item>
        <text:list-item>
          <text:p text:style-name="P14">end</text:p>
        </text:list-item>
      </text:list>
      <text:p text:style-name="Standard"/>
      <text:p text:style-name="Standard"/>
      <text:p text:style-name="P1">Console:</text:p>
      <text:p text:style-name="Standard">Wrong parameters! on line number:15</text:p>
      <text:p text:style-name="Standard"/>
      <text:p text:style-name="Standard"/>
      <text:p text:style-name="Standard"/>
      <text:list xml:id="list2165313605" text:style-name="WW8Num6">
        <text:list-item>
          <text:p text:style-name="P15">program x;</text:p>
        </text:list-item>
        <text:list-item>
          <text:p text:style-name="P15">var </text:p>
        </text:list-item>
        <text:list-item>
          <text:p text:style-name="P15">resultado, contador : int;</text:p>
        </text:list-item>
        <text:list-item>
          <text:p text:style-name="P15">uno : int;</text:p>
        </text:list-item>
        <text:list-item>
          <text:p text:style-name="P15">y : bool;</text:p>
        </text:list-item>
      </text:list>
      <text:p text:style-name="Standard"/>
      <text:list xml:id="list478916569" text:continue-numbering="true" text:style-name="WW8Num6">
        <text:list-item>
          <text:p text:style-name="P15"/>
        </text:list-item>
        <text:list-item>
          <text:p text:style-name="P15">function suma(op1:int, op2:int) : int</text:p>
        </text:list-item>
        <text:list-item>
          <text:p text:style-name="P15"><text:tab/>var resultado:int;</text:p>
        </text:list-item>
        <text:list-item>
          <text:p text:style-name="P15">{</text:p>
        </text:list-item>
        <text:list-item>
          <text:p text:style-name="P15"><text:tab/>resultado=op1+op2;</text:p>
        </text:list-item>
        <text:list-item>
          <text:p text:style-name="P15"><text:tab/>ret resultado</text:p>
        </text:list-item>
        <text:list-item>
          <text:p text:style-name="P15">};</text:p>
        </text:list-item>
      </text:list>
      <text:p text:style-name="Standard"/>
      <text:list xml:id="list1403204827" text:continue-numbering="true" text:style-name="WW8Num6">
        <text:list-item>
          <text:p text:style-name="P15"/>
        </text:list-item>
      </text:list>
      <text:p text:style-name="Standard"/>
      <text:list xml:id="list568825597" text:continue-numbering="true" text:style-name="WW8Num6">
        <text:list-item>
          <text:p text:style-name="P15"/>
        </text:list-item>
        <text:list-item>
          <text:p text:style-name="P15">begin</text:p>
        </text:list-item>
      </text:list>
      <text:p text:style-name="Standard"/>
      <text:list xml:id="list1989152239" text:continue-numbering="true" text:style-name="WW8Num6">
        <text:list-item>
          <text:p text:style-name="P15"/>
        </text:list-item>
        <text:list-item>
          <text:p text:style-name="P15">resultado=contador+suma(4*4,5);</text:p>
        </text:list-item>
        <text:list-item>
          <text:p text:style-name="P15">uno=20;</text:p>
        </text:list-item>
        <text:list-item>
          <text:p text:style-name="P9">if (uno)</text:p>
        </text:list-item>
        <text:list-item>
          <text:p text:style-name="P15">{</text:p>
        </text:list-item>
        <text:list-item>
          <text:p text:style-name="P15"><text:span text:style-name="T2"><text:s/></text:span>print ("Resultado",4);<text:tab/></text:p>
        </text:list-item>
      </text:list>
      <text:p text:style-name="Standard"/>
      <text:list xml:id="list1490734542" text:continue-numbering="true" text:style-name="WW8Num6">
        <text:list-item>
          <text:p text:style-name="P15"><text:soft-page-break/>}</text:p>
        </text:list-item>
        <text:list-item>
          <text:p text:style-name="P15">else</text:p>
        </text:list-item>
        <text:list-item>
          <text:p text:style-name="P15">{</text:p>
        </text:list-item>
        <text:list-item>
          <text:p text:style-name="P15"><text:span text:style-name="T2"><text:s/></text:span>print("Resultado",3);</text:p>
        </text:list-item>
        <text:list-item>
          <text:p text:style-name="P15">}</text:p>
        </text:list-item>
        <text:list-item>
          <text:p text:style-name="P15">end</text:p>
        </text:list-item>
      </text:list>
      <text:p text:style-name="P1">Console:</text:p>
      <text:p text:style-name="Standard">Incompatible types! expected condition on line:19</text:p>
      <text:p text:style-name="Standard"/>
      <text:list xml:id="list688467746" text:style-name="WW8Num5">
        <text:list-item>
          <text:p text:style-name="P16">program x;</text:p>
        </text:list-item>
        <text:list-item>
          <text:p text:style-name="P16">var </text:p>
        </text:list-item>
        <text:list-item>
          <text:p text:style-name="P16">resultado, contador : int;</text:p>
        </text:list-item>
        <text:list-item>
          <text:p text:style-name="P16">uno : int;</text:p>
        </text:list-item>
        <text:list-item>
          <text:p text:style-name="P16">y : bool;</text:p>
        </text:list-item>
      </text:list>
      <text:p text:style-name="Standard"/>
      <text:list xml:id="list1438595539" text:continue-numbering="true" text:style-name="WW8Num5">
        <text:list-item>
          <text:p text:style-name="P16"/>
        </text:list-item>
        <text:list-item>
          <text:p text:style-name="P16">function suma(op1:int, op2:int) : int</text:p>
        </text:list-item>
        <text:list-item>
          <text:p text:style-name="P16"><text:tab/>var resultado:int;</text:p>
        </text:list-item>
        <text:list-item>
          <text:p text:style-name="P16">{</text:p>
        </text:list-item>
        <text:list-item>
          <text:p text:style-name="P16"><text:tab/>resultado=op1+op2;</text:p>
        </text:list-item>
        <text:list-item>
          <text:p text:style-name="P16"><text:tab/>ret resultado</text:p>
        </text:list-item>
        <text:list-item>
          <text:p text:style-name="P16">};</text:p>
        </text:list-item>
      </text:list>
      <text:p text:style-name="Standard"/>
      <text:list xml:id="list109636873" text:continue-numbering="true" text:style-name="WW8Num5">
        <text:list-item>
          <text:p text:style-name="P16"/>
        </text:list-item>
      </text:list>
      <text:p text:style-name="Standard"/>
      <text:list xml:id="list1919559091" text:continue-numbering="true" text:style-name="WW8Num5">
        <text:list-item>
          <text:p text:style-name="P16"/>
        </text:list-item>
        <text:list-item>
          <text:p text:style-name="P16">begin</text:p>
        </text:list-item>
      </text:list>
      <text:p text:style-name="Standard"/>
      <text:list xml:id="list205184235" text:continue-numbering="true" text:style-name="WW8Num5">
        <text:list-item>
          <text:p text:style-name="P16"/>
        </text:list-item>
        <text:list-item>
          <text:p text:style-name="P16">resultado=contador+suma(4*4,5);</text:p>
        </text:list-item>
      </text:list>
      <text:p text:style-name="Standard"/>
      <text:list xml:id="list423156698" text:continue-numbering="true" text:style-name="WW8Num5">
        <text:list-item>
          <text:p text:style-name="P16">uno=20;</text:p>
        </text:list-item>
        <text:list-item>
          <text:p text:style-name="P16">if (uno&lt;=resultado)</text:p>
        </text:list-item>
        <text:list-item>
          <text:p text:style-name="P16">{</text:p>
        </text:list-item>
        <text:list-item>
          <text:p text:style-name="P16"><text:span text:style-name="T2"><text:s/></text:span>print ("Resultado",4);<text:tab/></text:p>
        </text:list-item>
        <text:list-item>
          <text:p text:style-name="P16">}</text:p>
        </text:list-item>
        <text:list-item>
          <text:p text:style-name="P16">else</text:p>
        </text:list-item>
        <text:list-item>
          <text:p text:style-name="P16">{</text:p>
        </text:list-item>
        <text:list-item>
          <text:p text:style-name="P16"><text:span text:style-name="T2"><text:s/></text:span><text:span text:style-name="T1">print("Resultado",true);</text:span></text:p>
        </text:list-item>
        <text:list-item>
          <text:p text:style-name="P16">}</text:p>
        </text:list-item>
        <text:list-item>
          <text:p text:style-name="P16">end</text:p>
        </text:list-item>
      </text:list>
      <text:p text:style-name="Standard"/>
      <text:p text:style-name="P1">Console:</text:p>
      <text:p text:style-name="Standard">Incompatible types! to print on line:25</text:p>
      <text:p text:style-name="Standard"/>
      <text:p text:style-name="Standard"/>
      <text:p text:style-name="Standard"/>
      <text:p text:style-name="Standard"/>
      <text:p text:style-name="Standard"/>
      <text:p text:style-name="P17"><text:soft-page-break/>Corrigiendo el programa:</text:p>
      <text:p text:style-name="Standard"/>
      <text:p text:style-name="Standard"/>
      <text:p text:style-name="Standard">Console:</text:p>
      <text:p text:style-name="Standard">*****Variables Globales*****</text:p>
      <text:p text:style-name="Standard">Variable: resultado <text:tab/>tipoVar: 2</text:p>
      <text:p text:style-name="Standard">Variable: contador <text:tab/>tipoVar: 2</text:p>
      <text:p text:style-name="Standard">*****Variables Globales*****</text:p>
      <text:p text:style-name="Standard">Variable: uno <text:tab/>tipoVar: 2</text:p>
      <text:p text:style-name="Standard">*****Variables Globales*****</text:p>
      <text:p text:style-name="Standard">Variable: y <text:tab/>tipoVar: 4</text:p>
      <text:p text:style-name="Standard">Parametro : op1 <text:tab/>tipoVar: 2</text:p>
      <text:p text:style-name="Standard">Parametro : op2 <text:tab/>tipoVar: 2</text:p>
      <text:p text:style-name="Standard">Funcion: suma<text:tab/> Tipo:2</text:p>
      <text:p text:style-name="Standard">*****Variables Locales*****</text:p>
      <text:p text:style-name="Standard">Variable: resultado <text:tab/>tipoVar: 2</text:p>
      <text:p text:style-name="Standard">****Function <text:s/>Code****</text:p>
      <text:p text:style-name="Standard">Variable read: op1<text:tab/>Tipo:2</text:p>
      <text:p text:style-name="Standard">Variable read: op2<text:tab/>Tipo:2</text:p>
      <text:p text:style-name="Standard">simbolo:+</text:p>
      <text:p text:style-name="Standard">operador 1:op1</text:p>
      <text:p text:style-name="Standard">operador 2:op2</text:p>
      <text:p text:style-name="Standard">Resultado: t[1]<text:tab/>Tipo:2</text:p>
      <text:p text:style-name="Standard">Variable read: resultado<text:tab/>Tipo:2</text:p>
      <text:p text:style-name="Standard">*****Coding Start****</text:p>
      <text:p text:style-name="Standard">Variable read: contador<text:tab/>Tipo:2</text:p>
      <text:p text:style-name="Standard">simbolo:*</text:p>
      <text:p text:style-name="Standard">operador 1:4</text:p>
      <text:p text:style-name="Standard">operador 2:4</text:p>
      <text:p text:style-name="Standard">Resultado: t[2]<text:tab/>Tipo:2</text:p>
      <text:p text:style-name="Standard">Funcion suma<text:tab/>Tipo:2<text:tab/>Parametros registrados: 22</text:p>
      <text:p text:style-name="Standard">Parametros Leidos:22</text:p>
      <text:p text:style-name="Standard">simbolo:+</text:p>
      <text:p text:style-name="Standard">operador 1:contador</text:p>
      <text:p text:style-name="Standard">operador 2:suma(t[2],5)</text:p>
      <text:p text:style-name="Standard">Resultado: t[3]<text:tab/>Tipo:2</text:p>
      <text:p text:style-name="Standard">Variable read: uno<text:tab/>Tipo:2</text:p>
      <text:p text:style-name="Standard">Variable read: resultado<text:tab/>Tipo:2</text:p>
      <text:p text:style-name="Standard">simbolo:&lt;=</text:p>
      <text:p text:style-name="Standard">operador 1:uno</text:p>
      <text:p text:style-name="Standard">operador 2:resultado</text:p>
      <text:p text:style-name="Standard">Resultado: t[4]<text:tab/>Tipo:4</text:p>
      <text:p text:style-name="Standard">Variable read: resultado<text:tab/>Tipo:2</text:p>
      <text:p text:style-name="Standard">****Coding Finish*****</text:p>
      <text:p text:style-name="Standard"/>
      <text:p text:style-name="Standard">Codigo Intermedio</text:p>
      <text:p text:style-name="Standard"/>
      <text:p text:style-name="Standard"/>
      <text:p text:style-name="Standard">VAR<text:tab/>resultado<text:tab/>tipo<text:tab/>int</text:p>
      <text:p text:style-name="Standard"><text:soft-page-break/>VAR<text:tab/>contador<text:tab/>tipo<text:tab/>int</text:p>
      <text:p text:style-name="Standard">VAR<text:tab/>uno<text:tab/>tipo<text:tab/>int</text:p>
      <text:p text:style-name="Standard">VAR<text:tab/>y<text:tab/>tipo<text:tab/>bool</text:p>
      <text:p text:style-name="Standard">FUNCTION <text:tab/>suma <text:tab/>int</text:p>
      <text:p text:style-name="Standard">PASS<text:tab/><text:tab/>op1<text:tab/>int</text:p>
      <text:p text:style-name="Standard">PASS<text:tab/><text:tab/>op2<text:tab/>int</text:p>
      <text:p text:style-name="Standard">ENDFUNCTION</text:p>
      <text:p text:style-name="Standard">VAR<text:tab/>resultado<text:tab/>tipo<text:tab/>int</text:p>
      <text:p text:style-name="Standard">+<text:tab/>op1<text:tab/>op2<text:tab/> t[1]</text:p>
      <text:p text:style-name="Standard">=<text:tab/>t[1]<text:tab/>resultado</text:p>
      <text:p text:style-name="Standard">RETURN<text:tab/>resultado</text:p>
      <text:p text:style-name="Standard">BEGIN</text:p>
      <text:p text:style-name="Standard">*<text:tab/>4<text:tab/>4<text:tab/> t[2]</text:p>
      <text:p text:style-name="Standard">+<text:tab/>contador<text:tab/>suma(t[2],5)<text:tab/> t[3]</text:p>
      <text:p text:style-name="Standard">=<text:tab/>t[3]<text:tab/>resultado</text:p>
      <text:p text:style-name="Standard">=<text:tab/>20<text:tab/>uno</text:p>
      <text:p text:style-name="Standard">&lt;=<text:tab/>uno<text:tab/>resultado<text:tab/> t[4]</text:p>
      <text:p text:style-name="Standard">IF<text:tab/>t[4]</text:p>
      <text:p text:style-name="Standard">PRINT<text:tab/>"Resultado"</text:p>
      <text:p text:style-name="Standard">PRINT<text:tab/>resultado</text:p>
      <text:p text:style-name="Standard">ENDIF</text:p>
      <text:p text:style-name="Standard">ELSE</text:p>
      <text:p text:style-name="Standard">PRINT<text:tab/>"Resultado"</text:p>
      <text:p text:style-name="Standard">PRINT<text:tab/>3</text:p>
      <text:p text:style-name="Standard">ENDELSE</text:p>
      <text:p text:style-name="Standard">END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Fallback1" svg:font-family="'Droid Sans Fallback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size="12pt" fo:language="en" fo:country="US" style:letter-kerning="true" style:font-name-asian="Droid Sans Fallback1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Absatz-Standardschriftar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5-04-30T01:14:56</meta:creation-date>
    <dc:creator>joel </dc:creator>
    <dc:date>2015-04-30T01:42:13</dc:date>
    <meta:editing-cycles>3</meta:editing-cycles>
    <meta:editing-duration>P2171DT9H32M</meta:editing-duration>
    <meta:generator>LibreOffice/3.5$Linux_X86_64 LibreOffice_project/350m1$Build-2</meta:generator>
    <meta:document-statistic meta:table-count="0" meta:image-count="0" meta:object-count="0" meta:page-count="7" meta:paragraph-count="247" meta:word-count="683" meta:character-count="4123" meta:non-whitespace-character-count="3694"/>
    <meta:user-defined meta:name="Info 1"/>
    <meta:user-defined meta:name="Info 2"/>
    <meta:user-defined meta:name="Info 3"/>
    <meta:user-defined meta:name="Info 4"/>
  </office:meta>
</office:document-meta>
</file>